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1ed9ba" officeooo:paragraph-rsid="001ed9ba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T1" style:family="text">
      <style:text-properties style:text-underline-style="none"/>
    </style:style>
    <style:style style:name="gr1" style:family="graphic">
      <style:graphic-properties draw:textarea-horizontal-align="justify" draw:textarea-vertical-align="middle" draw:auto-grow-height="false" fo:min-height="4.828cm" fo:min-width="4.8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78cm" fo:min-width="4.6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37cm" fo:min-width="2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014cm" fo:min-width="2.9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16cm" fo:min-width="1.8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661cm" fo:min-width="1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619cm" fo:min-width="1.7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598cm" fo:min-width="1.7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619cm" fo:min-width="1.7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658cm" fo:min-width="1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697cm" fo:min-width="1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78cm" fo:min-width="1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658cm" fo:min-width="1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988cm" fo:min-width="0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31cm" fo:min-width="1.8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342cm" fo:min-width="1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2" svg:width="4.829cm" svg:height="4.829cm" svg:x="4.443cm" svg:y="5.856cm"><text:p text:style-name="P2">MICROCONTROLLER</text:p><text:p text:style-name="P2">AURDINO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4.719cm" svg:height="0.86cm" svg:x="4.443cm" svg:y="3.519cm"><text:p><text:s text:c="11"/>16x2 LC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3" svg:width="2.89cm" svg:height="1.038cm" svg:x="-0.96cm" svg:y="7.553cm"><text:p><text:s text:c="8"/>LED</text:p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2.999cm" svg:height="1.015cm" svg:x="-1.025cm" svg:y="9.119cm"><text:p><text:s text:c="5"/>BUZZER</text:p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1.92cm" svg:height="0.795cm" svg:x="12.005cm" svg:y="2.394cm"><text:p><text:s text:c="5"/>PB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6" draw:style-name="gr6" draw:text-style-name="P3" svg:width="1.876cm" svg:height="0.733cm" svg:x="12.093cm" svg:y="3.717cm"><text:p text:style-name="P3"><text:s text:c="4"/>PB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7" draw:style-name="gr7" svg:width="1.788cm" svg:height="0.683cm" svg:x="12.137cm" svg:y="4.886cm"><text:p><text:s text:c="4"/>PB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8" draw:style-name="gr8" svg:width="1.788cm" svg:height="0.662cm" svg:x="12.137cm" svg:y="6.098cm"><text:p><text:s text:c="4"/>PB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9" draw:style-name="gr9" svg:width="1.809cm" svg:height="0.683cm" svg:x="12.181cm" svg:y="7.267cm"><text:p><text:s text:c="4"/>PB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0" draw:style-name="gr10" svg:width="1.765cm" svg:height="0.729cm" svg:x="12.204cm" svg:y="8.523cm"><text:p><text:s text:c="4"/>PB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1" draw:style-name="gr10" svg:width="1.765cm" svg:height="0.729cm" svg:x="12.226cm" svg:y="9.714cm"><text:p><text:s text:c="4"/>PB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2" draw:style-name="gr11" svg:width="1.721cm" svg:height="0.772cm" svg:x="12.293cm" svg:y="11.06cm"><text:p><text:s text:c="4"/>PB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3" draw:style-name="gr12" svg:width="1.788cm" svg:height="0.862cm" svg:x="12.27cm" svg:y="12.404cm"><text:p><text:s text:c="5"/>PB8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4" draw:style-name="gr13" svg:width="1.743cm" svg:height="0.729cm" svg:x="12.314cm" svg:y="13.903cm"><text:p><text:s text:c="5"/>PB9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5" draw:style-name="gr14" svg:width="0.75cm" svg:height="1.126cm" svg:x="6.56cm" svg:y="4.5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6" draw:style-name="gr15" svg:width="2.117cm" svg:height="0.618cm" svg:x="2.171cm" svg:y="8.2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17" draw:style-name="gr16" svg:width="1.765cm" svg:height="0.683cm" svg:x="9.559cm" svg:y="7.99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7" draw:name="Shape18" draw:style-name="gr17" draw:text-style-name="P2" svg:x1="12.028cm" svg:y1="15.072cm" svg:x2="14.453cm" svg:y2="15.028cm"><text:p/></draw:line><draw:line text:anchor-type="paragraph" draw:z-index="18" draw:name="Shape19" draw:style-name="gr17" draw:text-style-name="P2" svg:x1="14.43cm" svg:y1="14.852cm" svg:x2="14.277cm" svg:y2="2.108cm"><text:p/></draw:line><draw:line text:anchor-type="paragraph" draw:z-index="19" draw:name="Shape20" draw:style-name="gr17" draw:text-style-name="P2" svg:x1="11.852cm" svg:y1="2.152cm" svg:x2="14.277cm" svg:y2="2.108cm"><text:p/></draw:line><draw:line text:anchor-type="paragraph" draw:z-index="20" draw:name="Shape21" draw:style-name="gr17" draw:text-style-name="P2" svg:x1="11.852cm" svg:y1="2.108cm" svg:x2="12.028cm" svg:y2="15.073cm"><text:p/></draw:line><draw:line text:anchor-type="paragraph" draw:z-index="21" draw:name="Shape22" draw:style-name="gr17" draw:text-style-name="P2" svg:x1="14.43cm" svg:y1="14.852cm" svg:x2="14.409cm" svg:y2="15.182cm"><text:p/></draw:line>BLOCK DIAGRAM: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1T17:11:14.639445737</meta:creation-date>
    <dc:date>2023-01-11T17:24:00.735898312</dc:date>
    <meta:editing-duration>PT2M3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0.7.3$Linux_X86_64 LibreOffice_project/00m0$Build-3</meta:generator>
  </office:meta>
</office:document-meta>
</file>